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4064368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74058480">
          <table:table-cell table:style-name="Table5.A1" office:value-type="string">
            <text:p text:style-name="P59"><draw:line text:anchor-type="paragraph" draw:z-index="5" draw:name="Shape3_0" draw:style-name="gr1" draw:text-style-name="P67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67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/>
          </table:table-cell>
        </table:table-row>
        <table:table-row table:style-name="TableLine2130974058480">
          <table:table-cell table:style-name="Table5.A1" office:value-type="string">
            <text:p text:style-name="P60"><draw:line text:anchor-type="paragraph" draw:z-index="6" draw:name="Shape3_1" draw:style-name="gr1" draw:text-style-name="P67" svg:x1="0.9382in" svg:y1="0.2016in" svg:x2="3.4154in" svg:y2="0.1917in"><text:p/></draw:line><draw:line text:anchor-type="paragraph" draw:z-index="13" draw:name="Shape3_9" draw:style-name="gr1" draw:text-style-name="P67" svg:x1="3.7854in" svg:y1="0.2016in" svg:x2="7.5811in" svg:y2="0.2016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130974058480">
          <table:table-cell table:style-name="Table5.A1" office:value-type="string">
            <text:p text:style-name="P60"><draw:line text:anchor-type="paragraph" draw:z-index="7" draw:name="Shape3_2" draw:style-name="gr1" draw:text-style-name="P67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67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1" draw:name="Shape3_3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67" svg:x1="0.0827in" svg:y1="0.1811in" svg:x2="3.3693in" svg:y2="0.1811in"><text:p/></draw:line><draw:line text:anchor-type="paragraph" draw:z-index="14" draw:name="Shape3_10" draw:style-name="gr1" draw:text-style-name="P67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6"><draw:line text:anchor-type="paragraph" draw:z-index="16" draw:name="Shape3_12" draw:style-name="gr1" draw:text-style-name="P68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9" draw:name="Shape3_6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66"><draw:line text:anchor-type="paragraph" draw:z-index="17" draw:name="Shape3_13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0" draw:name="Shape3_7" draw:style-name="gr1" draw:text-style-name="P67" svg:x1="1.9563in" svg:y1="0.2067in" svg:x2="3.3689in" svg:y2="0.202in"><text:p/></draw:line><draw:line text:anchor-type="paragraph" draw:z-index="18" draw:name="Shape3_14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3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4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36:01.874000000</dc:date>
    <meta:editing-duration>P1DT17H34M24S</meta:editing-duration>
    <meta:editing-cycles>944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